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45460"/>
    </style:style>
    <style:style style:name="P2" style:family="paragraph" style:parent-style-name="Text_20_body">
      <style:text-properties officeooo:paragraph-rsid="0024c342"/>
    </style:style>
    <style:style style:name="P3" style:family="paragraph" style:parent-style-name="Heading_20_3">
      <style:text-properties officeooo:paragraph-rsid="00245460"/>
    </style:style>
    <style:style style:name="T1" style:family="text">
      <style:text-properties officeooo:rsid="001f4833"/>
    </style:style>
    <style:style style:name="T2" style:family="text">
      <style:text-properties officeooo:rsid="001f723d"/>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officeooo:rsid="001f723d"/>
    </style:style>
    <style:style style:name="T5" style:family="text">
      <style:text-properties officeooo:rsid="0020ad98"/>
    </style:style>
    <style:style style:name="T6" style:family="text">
      <style:text-properties officeooo:rsid="0021aafb"/>
    </style:style>
    <style:style style:name="T7" style:family="text">
      <style:text-properties style:text-position="super 58%" officeooo:rsid="0021aafb"/>
    </style:style>
    <style:style style:name="T8" style:family="text">
      <style:text-properties style:text-position="super 58%" officeooo:rsid="00245460"/>
    </style:style>
    <style:style style:name="T9" style:family="text">
      <style:text-properties officeooo:rsid="002422be"/>
    </style:style>
    <style:style style:name="T10" style:family="text">
      <style:text-properties officeooo:rsid="00245460"/>
    </style:style>
    <style:style style:name="T11" style:family="text">
      <style:text-properties officeooo:rsid="0024c342"/>
    </style:style>
    <style:style style:name="T12" style:family="text">
      <style:text-properties officeooo:rsid="00268e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opis</text:h>
      <text:p text:style-name="Text_20_body">Zakladni verze <text:span text:style-name="T10">pro </text:span>sprav<text:span text:style-name="T10">u</text:span> kontaktu <text:span text:style-name="T10">dle zadani</text:span>. Pro produkcni pouziti by se spousta veci resila jinak, <text:span text:style-name="T12">namatkou</text:span> napr.:</text:p>
      <text:p text:style-name="Text_20_body">- u dodavatele nas bezne zajimaji udaje jako ico, dic, fakturacni vs, dodaci adresa, … pak <text:span text:style-name="T12">i</text:span> db schema by bylo o<text:span text:style-name="T12">b</text:span>sahlejsi a normalizovanejsi nez soucasna podoba;</text:p>
      <text:p text:style-name="Text_20_body">- na ui by pak mohli byt moznosti vyhledavani kontaktu na zaklade ic (z registru ares), chybi strankovani, bohatsi moznosti filtrovani, sortovani …</text:p>
      <text:p text:style-name="Text_20_body">- aplikace je pokryta pouze zakladnimi intergracnimi testy pro repozitar a rozhodne by si jich zaslo<text:span text:style-name="T12">u</text:span>z<text:span text:style-name="T12">i</text:span>la vice (viz testovani nize)</text:p>
      <text:p text:style-name="Text_20_body">- na ui chybi zobrazeni chybovych hlasek ze serveru … pro lepsi user expresience</text:p>
      <text:p text:style-name="Text_20_body">- <text:span text:style-name="T10">zajisteni lepsiho logovani nejlepe do databaze, prip. 3</text:span><text:span text:style-name="T8">rd</text:span><text:span text:style-name="T10"> party servisy (soucasne verze obsahuje pouze provider pro logovani do console)</text:span></text:p>
      <text:p text:style-name="Text_20_body"/>
      <text:h text:style-name="Heading_20_2" text:outline-level="2"><text:span text:style-name="T9">I</text:span>mplementace</text:h>
      <text:p text:style-name="Text_20_body">Aplikace je resena jako SPA aplikace, konkretne asp.net core na strabe serveru a angular 4 na strane klienta, <text:span text:style-name="T5">jako uloziste mssql (localdb) s ef core jakozto orm mapperem.</text:span></text:p>
      <text:p text:style-name="Text_20_body"/>
      <text:p text:style-name="Text_20_body">Solution je slozena z nekolika projektu:</text:p>
      <text:h text:style-name="Heading_20_3" text:outline-level="3">ContactManager.Api </text:h>
      <text:p text:style-name="Text_20_body">– web server api projekt s controllery poskytujicimi api pro klienstkou aplikaci; obsahuje globalni exception handler a validacni action filter (ve spojeni s fluentvalidation) pro poskytovani jednotneho rozhrani pro error/validation handling</text:p>
      <text:h text:style-name="P3" text:outline-level="3">ContactManager.Client</text:h>
      <text:p text:style-name="Text_20_body"><text:s/>– <text:span text:style-name="T6">SPA aplikace v angular frameworku; postaveno na zakladech angular-cli s materializecss library pro ui.</text:span></text:p>
      <text:h text:style-name="Heading_20_3" text:outline-level="3">ContactManager.Common </text:h>
      <text:p text:style-name="P1">– <text:span text:style-name="T6">spolecne tridy pro server projekty</text:span></text:p>
      <text:h text:style-name="Heading_20_3" text:outline-level="3">ContactManager.Data.EfCore </text:h>
      <text:p text:style-name="P1">– <text:span text:style-name="T6">scaffoldovane db entity z db projektu, custom dbcontext</text:span></text:p>
      <text:h text:style-name="Heading_20_3" text:outline-level="3"><text:soft-page-break/>ContactManager.Data.Repository </text:h>
      <text:p text:style-name="P1">– <text:span text:style-name="T6">repozitar pro praci s db </text:span></text:p>
      <text:h text:style-name="Heading_20_3" text:outline-level="3">ContactManager.Db </text:h>
      <text:p text:style-name="P1">– <text:span text:style-name="T6">db projekt pro praci s db schematem, generovanim rozdilovych skriptu, publish do db</text:span></text:p>
      <text:h text:style-name="Heading_20_3" text:outline-level="3">ContactManager.Entities </text:h>
      <text:p text:style-name="P2">– <text:span text:style-name="T6">business objekty</text:span></text:p>
      <text:h text:style-name="Heading_20_3" text:outline-level="3">ContactManager.Services </text:h>
      <text:p text:style-name="P2">– <text:span text:style-name="T6">business vrstva; v tomhle projektu nema moc vyuziti, ale u neceho slozitejsiho by agregovala pozadavky z web api a predavala je repozitari, prip. 3</text:span><text:span text:style-name="T7">rd</text:span><text:span text:style-name="T6"> party servisam ...</text:span></text:p>
      <text:p text:style-name="Text_20_body"/>
      <text:h text:style-name="Heading_20_2" text:outline-level="2">Testovani</text:h>
      <text:p text:style-name="Text_20_body">V aplikaci jsou pouzity pouze integracni testy na funkcnost db repozitare. Coz uz v aplikaci chybi ale bylo by vhodne implementovat jsou integracni testy na web api, kde by se mohla otestovat funkcnost web api jako celku vcetne ruznych reponsu, chybovych hlasek. Pro produkcni pouziti bych jeste videl prinos v end-to-end testech na strane klienta, ktere by mohly testovat zakladni scenare aplikace jako celku z pohledu uzivatele. Unit testy jsem nepouzil, <text:span text:style-name="T6">svou povahou tato crud aplikace neobsahuje moc logiky, co by se dala testovat, maximalce tak validace vstupnich objektu.</text:span></text:p>
      <text:p text:style-name="Text_20_body"/>
      <text:h text:style-name="Heading_20_2" text:outline-level="2">Instalace a spusteni</text:h>
      <text:p text:style-name="Text_20_body"><text:span text:style-name="T1">1. vytvorit databazi z prilozeneho sql skriptu (</text:span><text:span text:style-name="T3">ContactManager.Db\ContactManager.Db_Create.sq</text:span><text:span text:style-name="T4">l</text:span><text:span text:style-name="T2">) a nasledna uprava connection stringu (</text:span><text:span text:style-name="T3">ContactManager.</text:span><text:span text:style-name="T4">Api\appsettings.json</text:span><text:span text:style-name="T2">)</text:span></text:p>
      <text:p text:style-name="Text_20_body">2. Pro instalaci klienstke casti aplikace je treba mit nainstalovan node js a npm.</text:p>
      <text:p text:style-name="Text_20_body"><text:span text:style-name="T2">3. S</text:span>pustit projekt ContactManager.Api – soucasti buildu je msbuild task, ktery nainstaluje klientskou cast aplikace, zbuildi a zkopiruje do serverova casti projektu, <text:span text:style-name="T2">odkud ji dokaze zpracovat web server.</text:span></text:p>
      <text:p text:style-name="Text_20_body">Pri pouziti CLI <text:s/>(command line interface)staci pouzit: dotnet restore &amp; dotnet run</text:p>
      <text:p text:style-name="Text_20_body"/>
      <text:p text:style-name="Text_20_body">Alternativne lze aplikaci spustit z klienstke casti – klientska cast bezi na webpack dev serveru, serverovou cast je potreba spustit/hostovat zvlast.</text:p>
      <text:p text:style-name="Text_20_body">Pri pouziti CLI staci pouzit: </text:p>
      <text:p text:style-name="Text_20_body"><text:soft-page-break/>- npm start</text:p>
      <text:p text:style-name="Text_20_body">- cd ..\ContactManager.Api; dotnet run</text:p>
      <text:p text:style-name="Text_20_body"/>
      <text:h text:style-name="Heading_20_2" text:outline-level="2">Zdrojove kody</text:h>
      <text:p text:style-name="P2"><text:span text:style-name="T11">- </text:span><text:a xlink:type="simple" xlink:href="https://github.com/rprochazka/ContactManager.Demo" text:style-name="Internet_20_link" text:visited-style-name="Visited_20_Internet_20_Link"><text:span text:style-name="T11">https://github.com/rprochazka/ContactManager.Demo</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8:52:34.583000000</meta:creation-date>
    <dc:date>2017-07-08T18:07:08.893000000</dc:date>
    <meta:editing-duration>PT22M31S</meta:editing-duration>
    <meta:editing-cycles>4</meta:editing-cycles>
    <meta:generator>LibreOffice/5.3.2.2$Windows_x86 LibreOffice_project/6cd4f1ef626f15116896b1d8e1398b56da0d0ee1</meta:generator>
    <meta:document-statistic meta:table-count="0" meta:image-count="0" meta:object-count="0" meta:page-count="3" meta:paragraph-count="39" meta:word-count="467" meta:character-count="3362" meta:non-whitespace-character-count="2913"/>
  </office:meta>
</office:document-meta>
</file>